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atang, 바탕" svg:font-family="Batang, 바탕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0395in"/>
      <style:text-properties style:font-name="Arial" style:font-name-complex="Arial" fo:color="#000000" fo:font-size="9pt" style:font-size-asian="9pt" style:font-size-complex="9pt"/>
    </style:style>
    <style:style style:name="P39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 fo:language="es" fo:country="CR"/>
    </style:style>
    <style:style style:name="P4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1" style:parent-style-name="Standard" style:family="paragraph">
      <style:text-properties style:font-name="Arial" style:font-name-complex="Arial" fo:font-size="9pt" style:font-size-asian="9pt" style:font-size-complex="9pt"/>
    </style:style>
    <style:style style:name="P42" style:parent-style-name="Standard" style:family="paragraph">
      <style:text-properties style:font-name="Arial" style:font-name-complex="Arial" fo:font-size="9pt" style:font-size-asian="9pt" style:font-size-complex="9pt"/>
    </style:style>
    <style:style style:name="P43" style:parent-style-name="Standard" style:family="paragraph">
      <style:text-properties style:font-name="Arial" style:font-name-complex="Arial" fo:font-size="9pt" style:font-size-asian="9pt" style:font-size-complex="9pt"/>
    </style:style>
    <style:style style:name="P44" style:parent-style-name="Standard" style:family="paragraph">
      <style:text-properties style:font-name="Arial" style:font-name-complex="Arial" fo:font-size="9pt" style:font-size-asian="9pt" style:font-size-complex="9pt"/>
    </style:style>
    <style:style style:name="P45" style:parent-style-name="Standard" style:family="paragraph">
      <style:text-properties style:font-name="Arial" style:font-name-complex="Arial" fo:font-size="9pt" style:font-size-asian="9pt" style:font-size-complex="9pt"/>
    </style:style>
    <style:style style:name="P46" style:parent-style-name="Standard" style:family="paragraph">
      <style:text-properties style:font-name="Arial" style:font-name-complex="Arial" fo:font-weight="bold" style:font-weight-asian="bold" fo:font-size="6pt" style:font-size-asian="6pt" style:font-size-complex="11pt"/>
    </style:style>
    <style:style style:name="P47" style:parent-style-name="Standard" style:family="paragraph">
      <style:text-properties style:font-name="Arial" style:font-name-complex="Arial" fo:font-weight="bold" style:font-weight-asian="bold" fo:font-size="9pt" style:font-size-asian="9pt" style:font-size-complex="9pt"/>
    </style:style>
    <style:style style:name="P48" style:parent-style-name="Textbody" style:family="paragraph">
      <style:paragraph-properties fo:border="0.0069in solid #000000" fo:padding-top="0in" fo:padding-left="0.0555in" fo:padding-bottom="0in" fo:padding-right="0.0555in" style:shadow="none" fo:text-align="center">
        <style:tab-stops>
          <style:tab-stop style:type="left" style:position="0.75in"/>
        </style:tab-stops>
      </style:paragraph-properties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0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fo:font-size="9pt" style:font-size-asian="9pt" style:font-size-complex="9pt"/>
    </style:style>
    <style:style style:name="T52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T53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P54" style:parent-style-name="Standard" style:family="paragraph">
      <style:text-properties style:font-name="Arial" style:font-name-complex="Arial" fo:font-size="9pt" style:font-size-asian="9pt" style:font-size-complex="9pt"/>
    </style:style>
    <style:style style:name="P55" style:parent-style-name="p1" style:family="paragraph">
      <style:paragraph-properties fo:text-align="justify" fo:margin-top="0in" fo:margin-bottom="0in"/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59" style:parent-style-name="Fuentedepárrafopredeter." style:family="text">
      <style:text-properties style:font-name="Arial" style:font-name-complex="Arial" fo:font-weight="bold" style:font-weight-asian="bold" fo:font-style="italic" style:font-style-asian="italic" fo:font-size="9pt" style:font-size-asian="9pt" style:font-size-complex="9pt"/>
    </style:style>
    <style:style style:name="T6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1" style:parent-style-name="Fuentedepárrafopredeter." style:family="text">
      <style:text-properties style:font-name="Arial" style:font-name-complex="Arial" style:font-weight-complex="bold" fo:font-size="9pt" style:font-size-asian="9pt" style:font-size-complex="9pt"/>
    </style:style>
    <style:style style:name="T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64" style:parent-style-name="p1" style:family="paragraph">
      <style:paragraph-properties fo:text-align="justify" fo:margin-top="0in" fo:margin-bottom="0in"/>
      <style:text-properties style:font-name="Arial" style:font-name-complex="Arial" fo:font-weight="bold" style:font-weight-asian="bold" fo:font-size="9pt" style:font-size-asian="9pt" style:font-size-complex="9pt"/>
    </style:style>
    <style:style style:name="P65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66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67" style:parent-style-name="Párrafodelista" style:family="paragraph">
      <style:paragraph-properties style:text-autospace="none" fo:text-align="justify" fo:line-height="100%" fo:margin-left="0.7875in" fo:text-indent="-0.4916in">
        <style:tab-stops/>
      </style:paragraph-properties>
      <style:text-properties style:font-name="Arial" style:font-name-complex="Arial" fo:font-size="9pt" style:font-size-asian="9pt" style:font-size-complex="9pt" fo:language="es" fo:country="CR"/>
    </style:style>
    <style:style style:name="P68" style:parent-style-name="Párrafodelista" style:family="paragraph">
      <style:paragraph-properties style:text-autospace="none" fo:text-align="justify" fo:line-height="100%" fo:margin-left="0.7875in" fo:text-indent="-0.4916in">
        <style:tab-stops/>
      </style:paragraph-properties>
      <style:text-properties style:font-name="Arial" style:font-name-complex="Arial" fo:font-size="9pt" style:font-size-asian="9pt" style:font-size-complex="9pt" fo:language="es" fo:country="CR"/>
    </style:style>
    <style:style style:name="P69" style:parent-style-name="Párrafodelista" style:family="paragraph">
      <style:paragraph-properties style:text-autospace="none" fo:text-align="justify" fo:line-height="100%" fo:margin-left="0.7875in" fo:text-indent="-0.4916in">
        <style:tab-stops/>
      </style:paragraph-properties>
      <style:text-properties style:font-name="Arial" style:font-name-complex="Arial" fo:font-size="9pt" style:font-size-asian="9pt" style:font-size-complex="9pt" fo:language="es" fo:country="CR"/>
    </style:style>
    <style:style style:name="P70" style:parent-style-name="Párrafodelista" style:family="paragraph">
      <style:paragraph-properties style:text-autospace="none" fo:text-align="justify" fo:line-height="100%" fo:margin-left="0.7875in" fo:text-indent="-0.4916in">
        <style:tab-stops/>
      </style:paragraph-properties>
      <style:text-properties style:font-name="Arial" style:font-name-complex="Arial" fo:font-size="9pt" style:font-size-asian="9pt" style:font-size-complex="9pt" fo:language="es" fo:country="CR"/>
    </style:style>
    <style:style style:name="P71" style:parent-style-name="Párrafodelista" style:family="paragraph">
      <style:paragraph-properties style:text-autospace="none" fo:text-align="justify" fo:margin-bottom="0in" fo:line-height="100%"/>
      <style:text-properties style:font-name="Arial" style:font-name-complex="Arial" fo:font-size="9pt" style:font-size-asian="9pt" style:font-size-complex="9pt" fo:language="es" fo:country="CR"/>
    </style:style>
    <style:style style:name="P72" style:parent-style-name="Standard" style:family="paragraph">
      <style:paragraph-properties style:text-autospace="none" fo:text-align="justify"/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73" style:parent-style-name="Párrafodelista" style:family="paragraph">
      <style:paragraph-properties style:text-autospace="none" fo:text-align="justify" fo:margin-bottom="0in" fo:line-height="100%"/>
      <style:text-properties style:font-name="Arial" style:font-name-complex="Arial" fo:font-size="9pt" style:font-size-asian="9pt" style:font-size-complex="9pt" fo:language="es" fo:country="CR"/>
    </style:style>
    <style:style style:name="P74" style:parent-style-name="Párrafodelista" style:family="paragraph">
      <style:paragraph-properties style:text-autospace="none" fo:text-align="justify" fo:margin-bottom="0in" fo:line-height="100%"/>
      <style:text-properties style:font-name="Arial" style:font-name-complex="Arial" fo:font-size="9pt" style:font-size-asian="9pt" style:font-size-complex="9pt" fo:language="es" fo:country="CR"/>
    </style:style>
    <style:style style:name="P75" style:parent-style-name="Standard" style:family="paragraph">
      <style:paragraph-properties style:text-autospace="none" fo:text-align="justify"/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76" style:parent-style-name="Standard" style:family="paragraph">
      <style:paragraph-properties style:text-autospace="none" fo:text-align="justify"/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77" style:parent-style-name="Standard" style:family="paragraph">
      <style:paragraph-properties fo:text-indent="0.25in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T7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T80" style:parent-style-name="Fuentedepárrafopredeter." style:family="text">
      <style:text-properties style:font-name="Arial" style:font-name-complex="Arial" fo:font-size="9pt" style:font-size-asian="9pt" style:font-size-complex="9pt" fo:language="es" fo:country="CR"/>
    </style:style>
    <style:style style:name="P81" style:parent-style-name="Párrafodelista" style:family="paragraph">
      <style:paragraph-properties style:text-autospace="none" fo:text-align="justify" fo:margin-bottom="0in" fo:line-height="100%"/>
      <style:text-properties style:font-name="Arial" style:font-name-complex="Arial" fo:font-size="9pt" style:font-size-asian="9pt" style:font-size-complex="9pt" fo:language="es" fo:country="CR"/>
    </style:style>
    <style:style style:name="P82" style:parent-style-name="Standard" style:family="paragraph">
      <style:text-properties style:font-name="Arial" style:font-name-asian="Calibri" style:font-name-complex="Arial" fo:font-size="9pt" style:font-size-asian="9pt" style:font-size-complex="9pt" fo:language="es" fo:country="CR" style:language-asian="en" style:country-asian="US"/>
    </style:style>
    <style:style style:name="P83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fo:font-size="9pt" style:font-size-asian="9pt" style:font-size-complex="9pt" fo:language="es" fo:country="CR" style:language-asian="en" style:country-asian="US"/>
    </style:style>
    <style:style style:name="P84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85" style:parent-style-name="Fuentedepárrafopredeter." style:family="text">
      <style:text-properties style:font-name="Arial" style:font-name-complex="Arial" fo:font-size="9pt" style:font-size-asian="9pt" style:font-size-complex="9pt" fo:language="es" fo:country="CR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 fo:language="es" fo:country="CR"/>
    </style:style>
    <style:style style:name="P88" style:parent-style-name="Párrafodelista" style:family="paragraph">
      <style:paragraph-properties style:text-autospace="none" fo:text-align="justify" fo:margin-bottom="0in" fo:line-height="100%"/>
      <style:text-properties style:font-name="Arial" style:font-name-complex="Arial" fo:font-size="9pt" style:font-size-asian="9pt" style:font-size-complex="9pt" fo:language="es" fo:country="CR"/>
    </style:style>
    <style:style style:name="P89" style:parent-style-name="Standard" style:family="paragraph">
      <style:paragraph-properties fo:text-align="justify"/>
    </style:style>
    <style:style style:name="T9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3" style:parent-style-name="Fuentedepárrafopredeter." style:family="text">
      <style:text-properties style:font-name="Arial" style:font-name-complex="Arial" style:font-weight-complex="bold" fo:font-size="9pt" style:font-size-asian="9pt" style:font-size-complex="9pt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95" style:parent-style-name="Fuentedepárrafopredeter." style:family="text">
      <style:text-properties style:font-name="Arial" style:font-name-complex="Arial" style:font-weight-complex="bold" fo:font-size="9pt" style:font-size-asian="9pt" style:font-size-complex="9pt"/>
    </style:style>
    <style:style style:name="P96" style:parent-style-name="Standard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97" style:parent-style-name="Standard" style:family="paragraph">
      <style:paragraph-properties fo:text-align="justify"/>
    </style:style>
    <style:style style:name="T9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99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1" style:parent-style-name="Internetlink" style:family="text">
      <style:text-properties style:font-name="Arial" style:font-name-complex="Arial" fo:font-size="9pt" style:font-size-asian="9pt" style:font-size-complex="9pt"/>
    </style:style>
    <style:style style:name="T102" style:parent-style-name="Fuentedepárrafopredeter." style:family="text">
      <style:text-properties style:font-name="Arial" style:font-name-complex="Arial" fo:font-size="9pt" style:font-size-asian="9pt" style:font-size-complex="9pt"/>
    </style:style>
  </office:automatic-styles>
  <office:body>
    <office:text text:use-soft-page-breaks="true">
      <text:p text:style-name="P1">FM-336-2018-CGA-053-2018.</text:p>
      <text:p text:style-name="P39">17 de mayo del 2018.</text:p>
      <text:p text:style-name="P40"><text:s text:c="62"/></text:p>
      <text:p text:style-name="P41"/>
      <text:p text:style-name="P42">Enviada a</text:p>
      <text:p text:style-name="P43">Funcionarios(as) CCSS</text:p>
      <text:p text:style-name="P44">Funcionarios(as)<text:s/>UCR</text:p>
      <text:p text:style-name="P45">Funcionarios(as) de otras organizaciones públicas y privadas del sector salud</text:p>
      <text:p text:style-name="P46"/>
      <text:p text:style-name="P47"/>
      <text:p text:style-name="P48"><text:span text:style-name="T49">ASUNTO</text:span><text:span text:style-name="T50">:<text:s/></text:span><text:span text:style-name="T51">Invitación a participar en la III Conferencia “</text:span><text:span text:style-name="T52">Hacia una Agenda de <text:s text:c="67"/>Servicios de Salud Verdes y<text:s/></text:span><text:span text:style-name="T53">Saludables en Costa Rica”</text:span></text:p>
      <text:p text:style-name="P54"/>
      <text:p text:style-name="P55"><text:span text:style-name="T56">La “Catedra Dr. Rodrigo Loría Cortés” de la Facultad de Medicina de la Universidad de Costa Rica, la Fundación Salud <text:s/>Sin <text:s/>Daño y <text:s/>el <text:s/>Comité <text:s/>de <text:s/>Gestión <text:s/>Ambiental <text:s/>del <text:s/>Hospital <text:s/>Nacional <text:s/>de <text:s/>Niños, <text:s/>están <text:s/>organizando, <text:s/>la<text:s/></text:span><text:span text:style-name="T57">I</text:span><text:span text:style-name="T58">II Conferencia “Hacia Una Agenda de Servicios de Salud Verdes y Saludables en Costa Rica”</text:span><text:span text:style-name="T59">,</text:span><text:span text:style-name="T60"><text:s/>esta</text:span><text:span text:style-name="T61"><text:s/>actividad está<text:s/></text:span><text:span text:style-name="T62">dirigida a las autoridades del sector Salud del país y coordinadores de Comisiones de Gestión Ambiental de la Caja Costarricense del Seguro Socia</text:span><text:span text:style-name="T63">l y de clínicas y hospitales privados, así como <text:s text:c="2"/>estudiantes de carrera afines del sector salud.</text:span></text:p>
      <text:p text:style-name="P64"/>
      <text:p text:style-name="P65">La conferencia abordará las siguientes áreas temáticas:</text:p>
      <text:p text:style-name="P66"/>
      <text:list text:style-name="WW8Num4">
        <text:list-item text:start-value="1">
          <text:p text:style-name="P67">Edificaciones Sustentables</text:p>
        </text:list-item>
        <text:list-item>
          <text:p text:style-name="P68">Mejoramiento del transporte en función de la reducción de emisiones de<text:s/>carbono</text:p>
        </text:list-item>
        <text:list-item>
          <text:p text:style-name="P69">Alimentos sustentables en establecimientos de salud</text:p>
        </text:list-item>
        <text:list-item>
          <text:p text:style-name="P70">Compras Verdes y sustentables</text:p>
        </text:list-item>
      </text:list>
      <text:p text:style-name="P71"/>
      <text:p text:style-name="P72">Esta conferencia tiene como objetivo:</text:p>
      <text:list text:style-name="WW8Num3">
        <text:list-item>
          <text:p text:style-name="P73">Generar un espacio de conocimientos e intercambio de experiencias, análisis y reflexión de las acciones establecidas en la Agenda Global para Hospitales Verdes y Saludables en Costa Rica, promoviendo la sostenibilidad y salud ambiental y la reducción de emisiones, con el fin de enfrentar el cambio climático en los servicios de salud públicos y privados.</text:p>
        </text:list-item>
      </text:list>
      <text:p text:style-name="P74"/>
      <text:p text:style-name="P75">Objetivos Específicos:</text:p>
      <text:p text:style-name="P76"/>
      <text:p text:style-name="P77"><text:span text:style-name="T78">•</text:span><text:span text:style-name="T79"><text:tab/></text:span><text:span text:style-name="T80">Dar a conocer la Agenda Global para Servicios de Salud Verdes y Saludables en Costa Rica</text:span></text:p>
      <text:list text:style-name="WW8Num3" text:continue-numbering="true">
        <text:list-item>
          <text:p text:style-name="P81">Intercambiar información: sobre acciones, programas, proyectos, para el mejoramiento la gestión ambiental en servicios de salud.</text:p>
        </text:list-item>
        <text:list-item>
          <text:p text:style-name="P82">Comprender la importancia de la temática ambiental, para la prevención de la enfermedad y el rol de los establecimientos de salud, para reducir su huella de carbono y promover la salud ambiental y comunal.</text:p>
        </text:list-item>
      </text:list>
      <text:p text:style-name="P83"/>
      <text:p text:style-name="P84"><text:span text:style-name="T85">La actividad cuenta con declaratoria de<text:s/></text:span><text:span text:style-name="T86">“Interés Institucional”</text:span><text:span text:style-name="T87"><text:s/>por parte de la Rectoría de la Universidad de Costa Rica (R-3167-2018).</text:span></text:p>
      <text:p text:style-name="P88"/>
      <text:p text:style-name="P89"><text:span text:style-name="T90">Por lo tanto, le invitamos a participar en este evento que tendrá lugar en el<text:s/></text:span><text:span text:style-name="T91">Auditorio Edificio Anexo de la Escuela de Medicina de la Universidad de Costa Rica</text:span><text:span text:style-name="T92">,</text:span><text:span text:style-name="T93"><text:s/>el viernes<text:s/></text:span><text:span text:style-name="T94">10 agosto</text:span><text:span text:style-name="T95"><text:s/>del presente año en un horario de 8 am a 4 pm.</text:span></text:p>
      <text:p text:style-name="P96"/>
      <text:soft-page-break/>
      <text:p text:style-name="P97"><text:span text:style-name="T98">Agradecemos<text:s/></text:span><text:span text:style-name="T99">favor confirmar asistencia</text:span><text:span text:style-name="T100"><text:s/>a través del correo:<text:s/></text:span><text:a xlink:href="mailto:rcalvon@ccss.sa.cr" office:target-frame-name="_top" xlink:show="replace"><text:span text:style-name="T101">rcalvon@ccss.sa.cr</text:span></text:a><text:span text:style-name="T102">, con la Licda. Roxana Calvo Núñez, Asistente Dirección Administrativ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Batang, 바탕" svg:font-family="Batang, 바탕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-asian="Arial Unicode MS" fo:font-weight="bold" style:font-weight-asian="bold" style:font-size-complex="10pt" fo:language="en" fo:country="U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Sangría3det.independiente" style:display-name="Sangría 3 de t. independiente" style:family="paragraph" style:parent-style-name="Standard">
      <style:paragraph-properties style:snap-to-layout-grid="false" fo:text-align="justify" fo:margin-left="0.4923in">
        <style:tab-stops/>
      </style:paragraph-properties>
      <style:text-properties fo:hyphenate="false"/>
    </style:style>
    <style:style style:name="Outline" style:display-name="Outline" style:family="paragraph" style:parent-style-name="Standard">
      <style:paragraph-properties fo:margin-top="0.1666in"/>
      <style:text-properties style:font-size-complex="10pt" fo:language="en" fo:country="US" fo:hyphenate="false"/>
    </style:style>
    <style:style style:name="Párrafodelista" style:display-name="Párrafo de lista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fo:hyphenate="false"/>
    </style:style>
    <style:style style:name="Sinespaciado" style:display-name="Sin espaciado" style:family="paragraph">
      <style:paragraph-properties fo:widows="2" fo:orphans="2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p1" style:display-name="p1" style:family="paragraph" style:parent-style-name="Standard">
      <style:paragraph-properties fo:margin-top="0.1944in" fo:margin-bottom="0.1944in"/>
      <style:text-properties fo:language="es" fo:country="C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/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0" style:display-name="WW8Num5z0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3" style:display-name="WW8Num5z3" style:family="text">
      <style:text-properties style:font-name="Symbol" style:font-name-complex="Symbol"/>
    </style:style>
    <style:style style:name="WW8Num6z0" style:display-name="WW8Num6z0" style:family="text">
      <style:text-properties style:font-name="Arial Narrow" style:font-name-asian="Calibri" style:font-name-complex="Times New Roman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Arial" style:font-name-asian="Batang, 바탕" style:font-name-complex="Aria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Calibri" style:font-name-asian="Calibri" style:font-name-complex="Times New Roman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 style:font-name-complex="Symbol"/>
    </style:style>
    <style:style style:name="WW8Num10z0" style:display-name="WW8Num10z0" style:family="text">
      <style:text-properties style:font-name="Arial" style:font-name-asian="Batang, 바탕" style:font-name-complex="Aria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Sangría3det.independienteCar" style:display-name="Sangría 3 de t. independiente Car" style:family="text">
      <style:text-properties style:font-name="Times New Roman" style:font-name-asian="Times New Roman" style:font-name-complex="Times New Roman" fo:font-size="12pt" style:font-size-asian="12pt"/>
    </style:style>
    <style:style style:name="Título1Car" style:display-name="Título 1 Car" style:family="text">
      <style:text-properties style:font-name="Times New Roman" style:font-name-asian="Arial Unicode MS" style:font-name-complex="Times New Roman" fo:font-weight="bold" style:font-weight-asian="bold" fo:font-size="12pt" style:font-size-asian="12pt" style:font-size-complex="10pt" fo:language="en" fo:country="U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zmsearchresult" style:display-name="zmsearchresult" style:family="text" style:parent-style-name="Fuentedepárrafopredeter."/>
    <style:style style:name="object" style:display-name="object" style:family="text" style:parent-style-name="Fuentedepárrafopredeter."/>
    <style:style style:name="Textoindependiente2Car" style:display-name="Texto independiente 2 Car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extoindependienteCar" style:display-name="Texto independiente Car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Énfasis" style:display-name="Énf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TextocomentarioCar" style:display-name="Texto comentario Car" style:family="text">
      <style:text-properties style:font-name="Times New Roman" style:font-name-asian="Times New Roman" style:font-name-complex="Times New Roman" fo:language="es" fo:country="ES"/>
    </style:style>
    <style:style style:name="AsuntodelcomentarioCar" style:display-name="Asunto del comentario Car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ES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0.9847in" fo:margin-bottom="0.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-0.1062in"/>
      </style:footer-style>
    </style:page-layout>
    <style:style style:name="T2" style:parent-style-name="Fuentedepárrafopredeter." style:family="text">
      <style:text-properties fo:language="es" fo:country="CR" style:language-asian="es" style:country-asian="CR"/>
    </style:style>
    <style:style style:name="P3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4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5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6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7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8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9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10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P11" style:parent-style-name="Standard" style:family="paragraph">
      <style:paragraph-properties fo:margin-left="2.4583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es" fo:country="CR"/>
    </style:style>
    <style:style style:name="TableColumn13" style:family="table-column">
      <style:table-column-properties style:column-width="2.1652in" style:use-optimal-column-width="false"/>
    </style:style>
    <style:style style:name="TableColumn14" style:family="table-column">
      <style:table-column-properties style:column-width="2.1652in" style:use-optimal-column-width="false"/>
    </style:style>
    <style:style style:name="TableColumn15" style:family="table-column">
      <style:table-column-properties style:column-width="2.1673in" style:use-optimal-column-width="false"/>
    </style:style>
    <style:style style:name="Table12" style:family="table">
      <style:table-properties style:width="6.4979in" fo:margin-left="0.0312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P18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es" fo:country="CR"/>
    </style:style>
    <style:style style:name="P1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9pt" style:font-size-asian="9pt" style:font-size-complex="9pt" fo:language="es" fo:country="CR"/>
    </style:style>
    <style:style style:name="P20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9pt" style:font-size-asian="9pt" style:font-size-complex="9pt" fo:language="es" fo:country="CR"/>
    </style:style>
    <style:style style:name="P21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9pt" style:font-size-asian="9pt" style:font-size-complex="9pt" fo:language="es" fo:country="CR"/>
    </style:style>
    <style:style style:name="TableCell22" style:family="table-cell">
      <style:table-cell-properties fo:border="none" fo:padding-top="0.0381in" fo:padding-left="0.0381in" fo:padding-bottom="0.0381in" fo:padding-right="0.0381in"/>
    </style:style>
    <style:style style:name="P23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 fo:language="es" fo:country="CR"/>
    </style:style>
    <style:style style:name="P24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P25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P26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TableCell27" style:family="table-cell">
      <style:table-cell-properties fo:border="none" fo:padding-top="0.0381in" fo:padding-left="0.0381in" fo:padding-bottom="0.0381in" fo:padding-right="0.0381in"/>
    </style:style>
    <style:style style:name="P28" style:parent-style-name="Standard" style:family="paragraph">
      <style:paragraph-properties style:snap-to-layout-grid="false" fo:text-align="center"/>
    </style:style>
    <style:style style:name="T29" style:parent-style-name="Fuentedepárrafopredeter." style:family="text">
      <style:text-properties style:font-name="Arial" style:font-name-asian="Arial" style:font-name-complex="Arial" fo:font-size="9pt" style:font-size-asian="9pt" style:font-size-complex="9pt" fo:language="es" fo:country="CR"/>
    </style:style>
    <style:style style:name="T30" style:parent-style-name="Fuentedepárrafopredeter." style:family="text">
      <style:text-properties style:font-name="Arial" style:font-name-complex="Arial" fo:font-size="9pt" style:font-size-asian="9pt" style:font-size-complex="9pt" fo:language="es" fo:country="CR"/>
    </style:style>
    <style:style style:name="P31" style:parent-style-name="Standard" style:family="paragraph">
      <style:paragraph-properties style:snap-to-layout-grid="false" fo:text-align="center"/>
      <style:text-properties style:font-name="Arial" style:font-name-complex="Arial" fo:font-style="italic" style:font-style-asian="italic" fo:font-size="9pt" style:font-size-asian="9pt" style:font-size-complex="9pt" fo:language="es" fo:country="CR"/>
    </style:style>
    <style:style style:name="P32" style:parent-style-name="Standard" style:family="paragraph">
      <style:paragraph-properties style:snap-to-layout-grid="false" fo:text-align="center"/>
      <style:text-properties style:font-name="Arial" style:font-name-complex="Arial" fo:font-weight="bold" style:font-weight-asian="bold" fo:font-style="italic" style:font-style-asian="italic" fo:font-size="9pt" style:font-size-asian="9pt" style:font-size-complex="9pt" fo:language="es" fo:country="CR"/>
    </style:style>
    <style:style style:name="P33" style:parent-style-name="Standard" style:family="paragraph">
      <style:paragraph-properties fo:text-align="center"/>
      <style:text-properties style:font-name="Arial" style:font-name-asian="Arial" style:font-name-complex="Arial" fo:font-size="9pt" style:font-size-asian="9pt" style:font-size-complex="9pt" fo:language="es" fo:country="CR"/>
    </style:style>
    <style:style style:name="P34" style:parent-style-name="Standard" style:family="paragraph">
      <style:paragraph-properties fo:text-align="justify"/>
      <style:text-properties style:font-name="Arial" style:font-name-complex="Arial" fo:font-style="italic" style:font-style-asian="italic" fo:font-size="7pt" style:font-size-asian="7pt" style:font-size-complex="7pt" fo:language="es" fo:country="CR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Arial" style:font-name-asian="Arial" style:font-name-complex="Arial" fo:font-style="italic" style:font-style-asian="italic" fo:font-size="7pt" style:font-size-asian="7pt" style:font-size-complex="7pt" fo:language="es" fo:country="CR"/>
    </style:style>
    <style:style style:name="T37" style:parent-style-name="Fuentedepárrafopredeter." style:family="text">
      <style:text-properties style:font-name="Arial" style:font-name-complex="Arial" fo:font-style="italic" style:font-style-asian="italic" fo:font-size="7pt" style:font-size-asian="7pt" style:font-size-complex="7pt" fo:language="es" fo:country="CR"/>
    </style:style>
    <style:style style:name="P38" style:parent-style-name="Standard" style:family="paragraph">
      <style:paragraph-properties fo:text-align="justify"/>
      <style:text-properties style:font-name="Arial" style:font-name-complex="Arial" fo:font-style="italic" style:font-style-asian="italic" fo:font-size="7pt" style:font-size-asian="7pt" style:font-size-complex="7pt" fo:language="es" fo:country="CR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ext:p text:style-name="Encabezado"><text:span text:style-name="T2"><draw:frame draw:z-index="251659264" draw:style-name="a0" draw:name="Imagen2" text:anchor-type="paragraph" svg:x="0in" svg:y="0.20197in" svg:width="6.49567in" svg:height="0.72087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Atentamente,</text:p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Dr. Carlos Fonseca Zamora</text:p>
              <text:p text:style-name="P19">Decano</text:p>
              <text:p text:style-name="P20">Facultad de Medicina</text:p>
              <text:p text:style-name="P21">Universidad de Costa Rica</text:p>
            </table:table-cell>
            <table:table-cell table:style-name="TableCell22">
              <text:p text:style-name="P23">MSc. Adriana Romero Retana</text:p>
              <text:p text:style-name="P24">Coordinadora</text:p>
              <text:p text:style-name="P25">Comité Gestión Ambiental</text:p>
              <text:p text:style-name="P26"><text:s/>Hospital Nacional de Niños</text:p>
            </table:table-cell>
            <table:table-cell table:style-name="TableCell27">
              <text:p text:style-name="P28"><text:span text:style-name="T29"><text:s/></text:span><text:span text:style-name="T30">Licda. Alejandra Fernández Sánchez <text:s text:c="9"/></text:span></text:p>
              <text:p text:style-name="P31">Referente<text:s/><text:s text:c="5"/></text:p>
              <text:p text:style-name="P32">Fundación Salud Sin Daño para Centroamérica <text:s text:c="25"/></text:p>
            </table:table-cell>
          </table:table-row>
        </table:table>
        <text:p text:style-name="P33"><text:s text:c="4"/></text:p>
        <text:p text:style-name="P34">cc: <text:s text:c="2"/>Facultad Medicina UCR<text:tab/></text:p>
        <text:p text:style-name="P35"><text:span text:style-name="T36"><text:s text:c="7"/></text:span><text:span text:style-name="T37">Miembros Comité Gestión Ambiental. HNN</text:span></text:p>
        <text:p text:style-name="P3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ramirezf</meta:initial-creator>
    <dc:creator>Hewlett-Packard Company</dc:creator>
    <meta:creation-date>2018-06-01T14:33:00Z</meta:creation-date>
    <dc:date>2018-06-01T14:33:00Z</dc:date>
    <meta:print-date>2018-06-01T08:31:00Z</meta:print-date>
    <meta:template xlink:href="Normal" xlink:type="simple"/>
    <meta:editing-cycles>2</meta:editing-cycles>
    <meta:editing-duration>PT0S</meta:editing-duration>
    <meta:document-statistic meta:page-count="2" meta:paragraph-count="5" meta:word-count="411" meta:character-count="2672" meta:row-count="18" meta:non-whitespace-character-count="2266"/>
  </office:meta>
</office:document-meta>
</file>